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nstellung Projekt Softwareengineering Praktikumsverwaltung</text:p>
      <text:p text:style-name="Standard"/>
      <text:p text:style-name="Standard">Die zu entwerfende und zu erstellende Javaanwendung realisiere </text:p>
      <text:list xml:id="list6354846111519668368" text:style-name="L1">
        <text:list-item>
          <text:p text:style-name="P2">die Pflege der Stammdaten über geeignete Eingabemasken sowie das Einfügen von Studentenlisten aus Excel-Tabellen oder daraus generierter csv-Dateien.</text:p>
        </text:list-item>
        <text:list-item>
          <text:p text:style-name="P2">Generierung von Formularen zur Empfehlung des betreuenden Professors an den Praktikumsbeauftragten.</text:p>
        </text:list-item>
        <text:list-item>
          <text:p text:style-name="P2">Generierung von Meldungen an das Prüfungsamt (auch als Sammelmeldung aller als erfolgreich abgeschlossener und noch nicht gemeldeter Praktika, selektiert nach Studiengruppen).</text:p>
        </text:list-item>
        <text:list-item>
          <text:p text:style-name="P2">Versand einer Mail an den betreuenden Hochschullehrer nach Druck der Meldung an das PA.</text:p>
        </text:list-item>
        <text:list-item>
          <text:p text:style-name="P2">Generierung von Tabellen (JTable o.ä.) zu </text:p>
          <text:list>
            <text:list-item>
              <text:p text:style-name="P2">Unternehmen</text:p>
            </text:list-item>
            <text:list-item>
              <text:p text:style-name="P2">Studenten (Verträge) mit wählbarem Praktikumsstatus (noch kein Vertrag, Vertrag abgeschlossen, Praktikum erfolgreich abgeschlossen, Auslandspraktikum) zu jeweils einer Studiengruppe.</text:p>
            </text:list-item>
          </text:list>
        </text:list-item>
      </text:list>
      <text:list xml:id="list6915518447137049990" text:style-name="L2">
        <text:list-item>
          <text:p text:style-name="P3">Suchfunktionen zu Eingabemasken mit unscharfer Suche (nicht case sensitiv, Suchbegriff in Datenfeld und Datensatz enthalten).</text:p>
        </text:list-item>
        <text:list-item>
          <text:p text:style-name="P3">Navigation durch gefundene Daten und Selektion des zu bearbeitenden Datensatzes.</text:p>
        </text:list-item>
      </text:list>
      <text:p text:style-name="Standard"/>
      <text:p text:style-name="Standard">Gestalterische Merkmale:</text:p>
      <text:list xml:id="list3868626734150294213" text:style-name="L3">
        <text:list-item>
          <text:p text:style-name="P4">Mehrere Unterfenster (Clientareas) gleichzeitig geöffnet, ev. Jdesktop/JInternalFrame</text:p>
        </text:list-item>
        <text:list-item>
          <text:p text:style-name="P4">Bei Suche sollen alle ausgefüllten Felder ausgewertet werden.</text:p>
        </text:list-item>
      </text:list>
      <text:p text:style-name="Standard"/>
      <text:p text:style-name="Standard">Implementationstechnische Merkmale:</text:p>
      <text:list xml:id="list6703578974994581985" text:style-name="L4">
        <text:list-item>
          <text:p text:style-name="P5">Datenbanktabellen unverändert nutzen.</text:p>
        </text:list-item>
        <text:list-item>
          <text:p text:style-name="P5">Zentrale Datenbankschnittstelle implementieren.</text:p>
        </text:list-item>
        <text:list-item>
          <text:p text:style-name="P5">Begleitende Dokumentation, so dass ein beliebiger Stand der Arbeiten fortgeführt werden kann.</text:p>
        </text:list-item>
        <text:list-item>
          <text:p text:style-name="P5">Klare Modularisierung mit Beschreibung der öffentlichen Schnittstellen</text:p>
        </text:list-item>
        <text:list-item>
          <text:p text:style-name="P5">Darstellung des Zusammenwirkens der einzelnen Module, ihrer Verantwortlichkeiten und Kommunikation.</text:p>
        </text:list-item>
      </text:list>
      <text:p text:style-name="Standard"/>
      <text:list xml:id="list2771421881478880844" text:style-name="L5">
        <text:list-item>
          <text:p text:style-name="P6">Anwendung muss jederzeit auch ohne Entwicklungsumgebung lauffähig präsentiert werden können, Zielplattform ist ein Linuxsystem.</text:p>
        </text:list-item>
        <text:list-item>
          <text:p text:style-name="P6">Datenbankhost als Kommandozeilenparameter übergeben.</text:p>
          <text:p text:style-name="P6"/>
        </text:list-item>
      </text:list>
      <text:p text:style-name="Standard"/>
      <text:p text:style-name="Standard">Existierende Mysql Datenbank:</text:p>
      <text:p text:style-name="Standard">Tabellen:</text:p>
      <text:p text:style-name="Standard"/>
      <text:p text:style-name="P1"/>
      <text:p text:style-name="P1">Student :</text:p>
      <text:p text:style-name="P1">+-----------+------------------+------+-----+---------+-------+ </text:p>
      <text:p text:style-name="P1">| Field <text:s text:c="4"/>| Type <text:s text:c="12"/>| Null | Key | Default | Extra | </text:p>
      <text:p text:style-name="P1">+-----------+------------------+------+-----+---------+-------+ </text:p>
      <text:p text:style-name="P1">| MatrNr <text:s text:c="3"/>| int(10) unsigned | NO <text:s text:c="2"/>| PRI | 0 <text:s text:c="6"/>| <text:s text:c="6"/>| </text:p>
      <text:p text:style-name="P1">| Name <text:s text:c="5"/>| varchar(20) <text:s text:c="5"/>| NO <text:s text:c="2"/>| <text:s text:c="4"/>| <text:s text:c="8"/>| <text:s text:c="6"/>| </text:p>
      <text:p text:style-name="P1">| FirstName | varchar(15) <text:s text:c="5"/>| YES <text:s/>| <text:s text:c="4"/>| NULL <text:s text:c="3"/>| <text:s text:c="6"/>| </text:p>
      <text:p text:style-name="P1">| Email <text:s text:c="4"/>| varchar(40) <text:s text:c="5"/>| YES <text:s/>| <text:s text:c="4"/>| NULL <text:s text:c="3"/>| <text:s text:c="6"/>| </text:p>
      <text:p text:style-name="P1"><text:soft-page-break/>| StGr <text:s text:c="5"/>| varchar(15) <text:s text:c="5"/>| YES <text:s/>| <text:s text:c="4"/>| NULL <text:s text:c="3"/>| <text:s text:c="6"/>| </text:p>
      <text:p text:style-name="P1">| Note <text:s text:c="5"/>| varchar(100) <text:s text:c="4"/>| YES <text:s/>| <text:s text:c="4"/>| NULL <text:s text:c="3"/>| <text:s text:c="6"/>| </text:p>
      <text:p text:style-name="P1">+-----------+------------------+------+-----+---------+-------+ </text:p>
      <text:p text:style-name="P1"/>
      <text:p text:style-name="P1">Companies; </text:p>
      <text:p text:style-name="P1">+--------------+--------------+------+-----+---------+----------------+ </text:p>
      <text:p text:style-name="P1">| Field <text:s text:c="7"/>| Type <text:s text:c="8"/>| Null | Key | Default | Extra <text:s text:c="9"/>| </text:p>
      <text:p text:style-name="P1">+--------------+--------------+------+-----+---------+----------------+ </text:p>
      <text:p text:style-name="P1">| ID <text:s text:c="10"/>| int(11) <text:s text:c="5"/>| NO <text:s text:c="2"/>| PRI | NULL <text:s text:c="3"/>| auto_increment | </text:p>
      <text:p text:style-name="P1">| Name <text:s text:c="8"/>| varchar(30) <text:s/>| YES <text:s/>| <text:s text:c="4"/>| NULL <text:s text:c="3"/>| <text:s text:c="15"/>| </text:p>
      <text:p text:style-name="P1">| Street <text:s text:c="6"/>| varchar(30) <text:s/>| YES <text:s/>| <text:s text:c="4"/>| NULL <text:s text:c="3"/>| <text:s text:c="15"/>| </text:p>
      <text:p text:style-name="P1">| ZIP <text:s text:c="9"/>| varchar(10) <text:s/>| YES <text:s/>| <text:s text:c="4"/>| NULL <text:s text:c="3"/>| <text:s text:c="15"/>| </text:p>
      <text:p text:style-name="P1">| Town <text:s text:c="8"/>| varchar(20) <text:s/>| YES <text:s/>| <text:s text:c="4"/>| NULL <text:s text:c="3"/>| <text:s text:c="15"/>| </text:p>
      <text:p text:style-name="P1">| Country <text:s text:c="5"/>| varchar(12) <text:s/>| YES <text:s/>| <text:s text:c="4"/>| NULL <text:s text:c="3"/>| <text:s text:c="15"/>| </text:p>
      <text:p text:style-name="P1">| Phone_Cental | varchar(20) <text:s/>| YES <text:s/>| <text:s text:c="4"/>| NULL <text:s text:c="3"/>| <text:s text:c="15"/>| </text:p>
      <text:p text:style-name="P1">| Notes <text:s text:c="7"/>| varchar(100) | YES <text:s/>| <text:s text:c="4"/>| NULL <text:s text:c="3"/>| <text:s text:c="15"/>| </text:p>
      <text:p text:style-name="P1">+--------------+--------------+------+-----+---------+----------------+ </text:p>
      <text:p text:style-name="P1"/>
      <text:p text:style-name="P1">Contact; </text:p>
      <text:p text:style-name="P1">+-----------+-------------+------+-----+---------+----------------+ </text:p>
      <text:p text:style-name="P1">| Field <text:s text:c="4"/>| Type <text:s text:c="7"/>| Null | Key | Default | Extra <text:s text:c="9"/>| </text:p>
      <text:p text:style-name="P1">+-----------+-------------+------+-----+---------+----------------+ </text:p>
      <text:p text:style-name="P1">| ID <text:s text:c="7"/>| int(11) <text:s text:c="4"/>| NO <text:s text:c="2"/>| PRI | NULL <text:s text:c="3"/>| auto_increment | </text:p>
      <text:p text:style-name="P1">| Name <text:s text:c="5"/>| varchar(15) | YES <text:s/>| <text:s text:c="4"/>| NULL <text:s text:c="3"/>| <text:s text:c="15"/>| </text:p>
      <text:p text:style-name="P1">| Phone <text:s text:c="4"/>| varchar(15) | YES <text:s/>| <text:s text:c="4"/>| NULL <text:s text:c="3"/>| <text:s text:c="15"/>| </text:p>
      <text:p text:style-name="P1">| Note <text:s text:c="5"/>| varchar(50) | YES <text:s/>| <text:s text:c="4"/>| NULL <text:s text:c="3"/>| <text:s text:c="15"/>| </text:p>
      <text:p text:style-name="P1">| IDCompany | int(11) <text:s text:c="4"/>| YES <text:s/>| <text:s text:c="4"/>| NULL <text:s text:c="3"/>| <text:s text:c="15"/>| </text:p>
      <text:p text:style-name="P1">+-----------+-------------+------+-----+---------+----------------+ </text:p>
      <text:p text:style-name="P1"/>
      <text:p text:style-name="P1">Contract; </text:p>
      <text:p text:style-name="P1">+------------+------------------+------+-----+------------+-------+ </text:p>
      <text:p text:style-name="P1">| Field <text:s text:c="5"/>| Type <text:s text:c="12"/>| Null | Key | Default <text:s text:c="3"/>| Extra | </text:p>
      <text:p text:style-name="P1">+------------+------------------+------+-----+------------+-------+ </text:p>
      <text:p text:style-name="P1">| ID <text:s text:c="8"/>| int(10) unsigned | NO <text:s text:c="2"/>| PRI | 0 <text:s text:c="9"/>| <text:s text:c="6"/>| </text:p>
      <text:p text:style-name="P1">| CompID <text:s text:c="4"/>| int(10) unsigned | YES <text:s/>| <text:s text:c="4"/>| NULL <text:s text:c="6"/>| <text:s text:c="6"/>| </text:p>
      <text:p text:style-name="P1">| MatrNr <text:s text:c="4"/>| int(10) unsigned | YES <text:s/>| <text:s text:c="4"/>| NULL <text:s text:c="6"/>| <text:s text:c="6"/>| </text:p>
      <text:p text:style-name="P1">| BegPr <text:s text:c="5"/>| varchar(10) <text:s text:c="5"/>| NO <text:s text:c="2"/>| <text:s text:c="4"/>| 0000-00-00 | <text:s text:c="6"/>| </text:p>
      <text:p text:style-name="P1">| EndPr <text:s text:c="5"/>| varchar(10) <text:s text:c="5"/>| NO <text:s text:c="2"/>| <text:s text:c="4"/>| 0000-00-00 | <text:s text:c="6"/>| </text:p>
      <text:p text:style-name="P1">| Prof <text:s text:c="6"/>| varchar(15) <text:s text:c="5"/>| YES <text:s/>| <text:s text:c="4"/>| NULL <text:s text:c="6"/>| <text:s text:c="6"/>| </text:p>
      <text:p text:style-name="P1">| ContIactID | int(10) unsigned | YES <text:s/>| <text:s text:c="4"/>| NULL <text:s text:c="6"/>| <text:s text:c="6"/>| </text:p>
      <text:p text:style-name="P1">| Vortrag <text:s text:c="3"/>| date <text:s text:c="12"/>| YES <text:s/>| <text:s text:c="4"/>| NULL <text:s text:c="6"/>| <text:s text:c="6"/>| </text:p>
      <text:p text:style-name="P1">| Erfolg <text:s text:c="4"/>| char(1) <text:s text:c="9"/>| YES <text:s/>| <text:s text:c="4"/>| 0 <text:s text:c="9"/>| <text:s text:c="6"/>| </text:p>
      <text:p text:style-name="P1">| Type <text:s text:c="6"/>| char(2) <text:s text:c="9"/>| YES <text:s/>| <text:s text:c="4"/>| NULL <text:s text:c="6"/>| <text:s text:c="6"/>| </text:p>
      <text:p text:style-name="P1">| Bericht <text:s text:c="3"/>| char(1) <text:s text:c="9"/>| YES <text:s/>| <text:s text:c="4"/>| NULL <text:s text:c="6"/>| <text:s text:c="6"/>| </text:p>
      <text:p text:style-name="P1">| Zeugnis <text:s text:c="3"/>| char(1) <text:s text:c="9"/>| YES <text:s/>| <text:s text:c="4"/>| NULL <text:s text:c="6"/>| <text:s text:c="6"/>| </text:p>
      <text:p text:style-name="P1">| Empfehlung | char(1) <text:s text:c="9"/>| YES <text:s/>| <text:s text:c="4"/>| NULL <text:s text:c="6"/>| <text:s text:c="6"/>| </text:p>
      <text:p text:style-name="P1">| TextProf <text:s text:c="2"/>| varchar(256) <text:s text:c="4"/>| YES <text:s/>| <text:s text:c="4"/>| NULL <text:s text:c="6"/>| <text:s text:c="6"/>| </text:p>
      <text:p text:style-name="P1">+------------+------------------+------+-----+------------+-------+ </text:p>
      <text:p text:style-name="P1"/>
      <text:p text:style-name="P1">Profs; </text:p>
      <text:p text:style-name="P1">+--------+-------------+------+-----+---------+-------+ </text:p>
      <text:p text:style-name="P1">| Field <text:s/>| Type <text:s text:c="7"/>| Null | Key | Default | Extra | </text:p>
      <text:p text:style-name="P1">+--------+-------------+------+-----+---------+-------+ </text:p>
      <text:p text:style-name="P1">| NameID | varchar(20) | YES <text:s/>| <text:s text:c="4"/>| NULL <text:s text:c="3"/>| <text:s text:c="6"/>| </text:p>
      <text:p text:style-name="P1">| Name <text:s text:c="2"/>| varchar(25) | YES <text:s/>| <text:s text:c="4"/>| NULL <text:s text:c="3"/>| <text:s text:c="6"/>| </text:p>
      <text:p text:style-name="P1">+--------+-------------+------+-----+---------+-------+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A. Beck<text:tab/><text:tab/><text:date style:data-style-name="N37" text:date-value="2013-12-16T23:43:40.99" text:fixed="true">16.12.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old Beck</meta:initial-creator>
    <meta:creation-date>2013-12-16T23:10:52</meta:creation-date>
    <dc:date>2013-12-16T23:44:10</dc:date>
    <dc:creator>Arnold Beck</dc:creator>
    <meta:editing-duration>PT2M17S</meta:editing-duration>
    <meta:editing-cycles>1</meta:editing-cycles>
    <meta:generator>OpenOffice.org/3.4.1$Unix OpenOffice.org_project/341m1$Build-9593</meta:generator>
    <meta:printed-by>Hartmut Fritzsche</meta:printed-by>
    <meta:print-date>2014-01-06T10:41:04</meta:print-date>
    <meta:document-statistic meta:table-count="0" meta:image-count="0" meta:object-count="0" meta:page-count="2" meta:paragraph-count="85" meta:word-count="794" meta:character-count="5603"/>
  </office:meta>
</office:document-meta>
</file>